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99d79" officeooo:paragraph-rsid="00099d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99d79" officeooo:paragraph-rsid="00099d7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Emprego das classes (III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2:25:10.086000000</meta:creation-date>
    <dc:date>2018-04-04T22:47:40.602000000</dc:date>
    <meta:editing-duration>PT12M20S</meta:editing-duration>
    <meta:editing-cycles>1</meta:editing-cycles>
    <meta:document-statistic meta:table-count="0" meta:image-count="0" meta:object-count="0" meta:page-count="1" meta:paragraph-count="1" meta:word-count="6" meta:character-count="35" meta:non-whitespace-character-count="29"/>
    <meta:generator>LibreOffice/6.0.1.1$Windows_X86_64 LibreOffice_project/60bfb1526849283ce2491346ed2aa51c465abfe6</meta:generator>
  </office:meta>
</office:document-meta>
</file>